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5bf29" officeooo:paragraph-rsid="0015bf29"/>
    </style:style>
    <style:style style:name="P2" style:family="paragraph" style:parent-style-name="Standard">
      <style:text-properties officeooo:paragraph-rsid="0022e80f"/>
    </style:style>
    <style:style style:name="T1" style:family="text">
      <style:text-properties officeooo:rsid="0015bf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P3.11 - Cross-Matching and Astrometry at LSST Depths</text:p>
      <text:p text:style-name="P1">D3.11.2: Demonstration Software for One Example Catalogue</text:p>
      <text:p text:style-name="P1"/>
      <text:p text:style-name="P1">Response to Reviewers</text:p>
      <text:p text:style-name="P1"/>
      <text:p text:style-name="P2"><text:span text:style-name="T1">Raphael Shirley (SOTON)<text:line-break/>Raphael’s main query is with regards to data sets and statistics to use for testing ahead of the main production cross-matches to be performed once LSST is releasing catalogues. These are excellent points, and ones we will indeed be investigating in due course. We have therefore not currently taken this point into consideration for the D3.11.2 report, but will ensure that this forms part of a future aspect of the work package (D3.11.3.3), in which we will investigate the robustness of our cross-matches as a function of source density and verify previous results can be replicated where appropriate.<text:line-break/><text:line-break/>Bob Mann (UEDIN)<text:line-break/>Bob had two main comments: apparent lack of interaction with the DAC team (WP2.5), and a request for an expansion of the text to describe online content. The text was expanded to include a description of the two URL links (repository and documentation), detailing the various files and pages that currently make up the software codebase as of its “v0.1.1” release. In addition, we have included a work-in-progress overview of the interface documentation being drawn up by ourselves in WP3.11 and the DAC team from WP2.5 working with us to integrate the software into the DAC workflow. We have not responded to the point raised in question 5 of the review in this report, as it is pointed out that it should organically become clearer whether any changes are needed to the SRD once the interactions with the DAC are more solidified, and we hence will address this query in time as a natural part of our interactions with WP2.5. Finally, we acknowledge the helpful suggestion given in question 6, but defer any implementation of the Jupyter Notebook concept to D3.11.4, where (once the software is fully implemented) we will prioritise the establishment of the full document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2-24T13:39:01.782435721</meta:creation-date>
    <dc:date>2021-02-24T14:07:26.619011445</dc:date>
    <meta:editing-duration>PT20M12S</meta:editing-duration>
    <meta:editing-cycles>12</meta:editing-cycles>
    <meta:generator>LibreOffice/6.3.5.2$MacOSX_X86_64 LibreOffice_project/dd0751754f11728f69b42ee2af66670068624673</meta:generator>
    <meta:document-statistic meta:table-count="0" meta:image-count="0" meta:object-count="0" meta:page-count="1" meta:paragraph-count="4" meta:word-count="319" meta:character-count="1956" meta:non-whitespace-character-count="1640"/>
  </office:meta>
</office:document-meta>
</file>